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T1" style:parent-style-name="Text_20body" style:family="text"/>
    <text:list-style style:name="L11" style:display-name="L1">
      <text:list-level-style-number text:level="1" style:num-suffix="." text:start-value="1" style:num-format="1">
        <style:list-level-properties text:space-before="18.000031183000001pt" text:min-label-width="18.000031183000001pt"/>
      </text:list-level-style-number>
      <text:list-level-style-number text:level="2" style:num-suffix="." text:start-value="1" style:num-format="1">
        <style:list-level-properties text:space-before="36.000062366000002pt" text:min-label-width="18.000031183000001pt"/>
      </text:list-level-style-number>
      <text:list-level-style-number text:level="3" style:num-suffix="." text:start-value="1" style:num-format="1">
        <style:list-level-properties text:space-before="54.000093548999999pt" text:min-label-width="18.000031183000001pt"/>
      </text:list-level-style-number>
      <text:list-level-style-number text:level="4" style:num-suffix="." text:start-value="1" style:num-format="1">
        <style:list-level-properties text:space-before="72.000124732000003pt" text:min-label-width="18.000031183000001pt"/>
      </text:list-level-style-number>
      <text:list-level-style-number text:level="5" style:num-suffix="." text:start-value="1" style:num-format="1">
        <style:list-level-properties text:space-before="90.000155914999993pt" text:min-label-width="18.000031183000001pt"/>
      </text:list-level-style-number>
      <text:list-level-style-number text:level="6" style:num-suffix="." text:start-value="1" style:num-format="1">
        <style:list-level-properties text:space-before="108.000187097999998pt" text:min-label-width="18.000031183000001pt"/>
      </text:list-level-style-number>
      <text:list-level-style-number text:level="7" style:num-suffix="." text:start-value="1" style:num-format="1">
        <style:list-level-properties text:space-before="126.000218281000002pt" text:min-label-width="18.000031183000001pt"/>
      </text:list-level-style-number>
      <text:list-level-style-number text:level="8" style:num-suffix="." text:start-value="1" style:num-format="1">
        <style:list-level-properties text:space-before="144.000249464000007pt" text:min-label-width="18.000031183000001pt"/>
      </text:list-level-style-number>
      <text:list-level-style-number text:level="9" style:num-suffix="." text:start-value="1" style:num-format="1">
        <style:list-level-properties text:space-before="162.000280646999983pt" text:min-label-width="18.000031183000001pt"/>
      </text:list-level-style-number>
      <text:list-level-style-number text:level="10" style:num-suffix="." text:start-value="1" style:num-format="1">
        <style:list-level-properties text:space-before="180.000311829999987pt" text:min-label-width="18.000031183000001pt"/>
      </text:list-level-style-number>
    </text:list-style>
  </office:automatic-styles>
  <office:body>
    <office:text>
      <delta:tracked-changes>
        <delta:change-transaction delta:change-id="D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List Item Merge</text:h>
      <text:p text:style-name="P2">In this example, the following list will have list items merged by deleting content between the square brackets.</text:p>
      <text:list text:style-name="L11">
        <text:list-item>
          <text:p text:style-name="P2">Item 1</text:p>
        </text:list-item>
        <text:list-item delta:insertion-change-idref="D" delta:insertion-type="insert-around-content">
          <delta:remove-leaving-content-start delta:removal-change-idref="D" delta:end-element-idref="end1">
            <text:list-item/>
          </delta:remove-leaving-content-start>
          <text:p delta:insertion-change-idref="D" delta:insertion-type="insert-around-content" text:style-name="P2"><delta:remove-leaving-content-start delta:removal-change-idref="D" delta:end-element-idref="end2"><text:p text:style-name="P2"/></delta:remove-leaving-content-start>Item 2 [<delta:removed-content delta:removal-change-idref="D"><text:span text:style-name="T1">This will be removed</text:span></delta:removed-content><delta:remove-leaving-content-end delta:end-element-id="end2"/><delta:remove-leaving-content-end delta:end-element-id="end1"/><delta:remove-leaving-content-start delta:removal-change-idref="D" delta:end-element-idref="end3"><text:list-item/></delta:remove-leaving-content-start><delta:remove-leaving-content-start delta:removal-change-idref="D" delta:end-element-idref="end4"><text:p text:style-name="P2"/></delta:remove-leaving-content-start><delta:removed-content delta:removal-change-idref="D"><text:span text:style-name="T1">Remove this</text:span></delta:removed-content>] This will remain<delta:remove-leaving-content-end delta:end-element-id="end4"/></text:p>
          <delta:remove-leaving-content-end delta:end-element-id="end3"/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Standard" style:display-name="Standard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  <style:style style:name="Numbering_20Symbols" style:display-name="Numbering Symbols" style:family="text"/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  <style:page-layout style:name="pm2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1" style:page-layout-name="pm1"/>
    <style:master-page style:name="Standard2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20T14:43:19</dc:date>
    <meta:creation-date>2010-06-24T12:49:20</meta:creation-date>
    <dc:creator>Tristan Mitchell</dc:creator>
  </office:meta>
</office:document-meta>
</file>